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svg:stroke-width="0.102cm" svg:stroke-color="#000000" draw:marker-start="Arrow" draw:marker-start-width="0.559cm" draw:marker-end-width="0.352cm" draw:fill="solid" draw:fill-color="#000000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41cm" svg:height="1.397cm" svg:x="1.635cm" svg:y="1.89cm">
          <draw:text-box>
            <text:p text:style-name="P1"><text:span text:style-name="T1">VotesEJB Data Mapper</text:span></text:p>
          </draw:text-box>
        </draw:frame>
        <draw:custom-shape draw:style-name="gr2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g xml:id="id1" draw:id="id1">
          <draw:custom-shape draw:style-name="gr3" draw:text-style-name="P4" draw:layer="layout" svg:width="12.192cm" svg:height="2.631cm" svg:x="3.529cm" svg:y="14.272cm">
            <text:p text:style-name="P3"><text:span text:style-name="T2">Pol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12.192cm" svg:height="8.563cm" svg:x="3.529cm" svg:y="16.758cm">
            <text:p text:style-name="P5"><text:span text:style-name="T3">- titlle: String</text:span></text:p>
            <text:p text:style-name="P5"><text:span text:style-name="T3">- description: String</text:span></text:p>
            <text:p text:style-name="P5"><text:span text:style-name="T3">- startPoll: Date</text:span></text:p>
            <text:p text:style-name="P5"><text:span text:style-name="T3">- endPoll: Date</text:span></text:p>
            <text:p text:style-name="P5"><text:span text:style-name="T3">- pollState: PollState</text:span></text:p>
            <text:p text:style-name="P5"><text:span text:style-name="T3">- valid: boolean</text:span></text:p>
            <text:p text:style-name="P5"><text:span text:style-name="T3">- tracking: boolean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xml:id="id3" draw:id="id3" draw:layer="layout" svg:width="11.303cm" svg:height="15.494cm" svg:x="44.956cm" svg:y="12.049cm">
          <text:p text:style-name="P1"><text:span text:style-name="T2">votes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2" draw:id="id2">
          <draw:custom-shape draw:style-name="gr3" draw:text-style-name="P4" draw:layer="layout" svg:width="12.192cm" svg:height="2.631cm" svg:x="24.029cm" svg:y="14.272cm">
            <text:p text:style-name="P3"><text:span text:style-name="T2">PollAcces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12.192cm" svg:height="8.563cm" svg:x="24.029cm" svg:y="16.758cm">
            <text:p text:style-name="P5"><text:span text:style-name="T3">+ create(Poll poll): void</text:span></text:p>
            <text:p text:style-name="P5"><text:span text:style-name="T3">+ edit(Poll poll): void</text:span></text:p>
            <text:p text:style-name="P5"><text:span text:style-name="T3">+ remove(Poll poll): void</text:span></text:p>
            <text:p text:style-name="P5"><text:span text:style-name="T3">+ find(Poll poll): List&lt;Poll&gt;</text:span></text:p>
            <text:p text:style-name="P5"><text:span text:style-name="T3">...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svg:x1="15.721cm" svg:y1="19.796cm" svg:x2="24.029cm" svg:y2="19.796cm" draw:start-shape="id1" draw:start-glue-point="1" draw:end-shape="id2" svg:d="M15721 19796h8308" svg:viewBox="0 0 8309 1">
          <text:p/>
        </draw:connector>
        <draw:connector draw:style-name="gr4" draw:text-style-name="P1" draw:layer="layout" svg:x1="44.956cm" svg:y1="19.796cm" svg:x2="36.221cm" svg:y2="19.796cm" draw:start-shape="id3" draw:start-glue-point="6" draw:end-shape="id2" draw:end-glue-point="1" svg:d="M44956 19796h-8735" svg:viewBox="0 0 873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17T22:11:39.479466988</dc:date>
    <dc:creator>darjeeling </dc:creator>
    <meta:editing-duration>PT29M27S</meta:editing-duration>
    <meta:editing-cycles>10</meta:editing-cycles>
    <meta:generator>LibreOffice/4.2.6.3$Linux_X86_64 LibreOffice_project/420m0$Build-3</meta:generator>
    <meta:document-statistic meta:object-count="12"/>
  </office:meta>
</office:document-meta>
</file>